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1" svg:font-family="OpenSymbol" style:font-family-generic="system" style:font-pitch="variable"/>
    <style:font-face style:name="Spectral1" svg:font-family="Spectral" style:font-family-generic="system" style:font-pitch="variable"/>
  </office:font-face-decls>
  <office:automatic-styles>
    <style:style style:name="P1" style:family="paragraph" style:parent-style-name="Exalted">
      <style:text-properties fo:font-size="24pt" style:font-size-asian="24pt" style:font-size-complex="24pt"/>
    </style:style>
    <style:style style:name="P2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3" style:family="paragraph" style:parent-style-name="Exalted">
      <style:paragraph-properties fo:margin-top="0in" fo:margin-bottom="0.1in" style:contextual-spacing="false" fo:text-align="end" style:justify-single-word="false"/>
    </style:style>
    <style:style style:name="P4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P5" style:family="paragraph" style:parent-style-name="Heading_20_1" style:master-page-name="Standard">
      <style:paragraph-properties fo:text-align="center" style:justify-single-word="false" style:page-number="auto"/>
    </style:style>
    <style:style style:name="P6" style:family="paragraph" style:parent-style-name="Heading_20_3">
      <style:paragraph-properties fo:margin-top="0in" fo:margin-bottom="0in" style:contextual-spacing="false" fo:line-height="100%"/>
    </style:style>
    <style:style style:name="P7" style:family="paragraph" style:parent-style-name="Standard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">Attributes</text:span></text:h>
      <text:p text:style-name="P1"/>
      <text:section text:style-name="Sect1" text:name="TextSection">
        <text:p text:style-name="Exalted">Attributes are a character’s raw, innate skills. They represent the capacity and limitations of the body, mind, and soul. Attributes may be trained and expanded on, but often take quite a bit of time and effort to do so.</text:p>
        <text:p text:style-name="Exalted">Each Attribute is categorized as either <text:span text:style-name="T2">Force, Finesse</text:span>, or <text:span text:style-name="T2">Resilience. </text:span>These characterizations represent how the Attribute is typically used in the style of play.</text:p>
        <text:p text:style-name="Exalted">All Attributes start at <text:s/>Rating One, and may reach up to Rating Five. There is nothing, save death, that can decrease a character’s Attribute below One.</text:p>
        <text:h text:style-name="Heading_20_2" text:outline-level="2">Physical</text:h>
        <text:h text:style-name="Heading_20_3" text:outline-level="3">Strength</text:h>
        <text:p text:style-name="Exalted"><text:span text:style-name="T2">Force</text:span></text:p>
        <text:p text:style-name="Exalted">Strength represents both the raw muscular strength a character contains, as well as the intuition and practice to use it effectively. It is used to calculate <text:span text:style-name="T2">Base Damage, </text:span>the <text:span text:style-name="T2">Attack Roll</text:span> of Heavy Weapons, as well as feats of strength such as lifting, breaking, and climbing.</text:p>
        <text:h text:style-name="Heading_20_3" text:outline-level="3">Dexterity</text:h>
        <text:p text:style-name="Exalted"><text:span text:style-name="T2">Finesse</text:span></text:p>
        <text:p text:style-name="Exalted">Dexterity is the fine control, reflexes, and agility a character has over their own body. It is used to calculate the <text:span text:style-name="T2">Attack Roll </text:span>of Light Weapons, as well as <text:span text:style-name="T2">Evasion</text:span>, and can help with various tasks such as balance, dancing, and lockpicking.</text:p>
        <text:h text:style-name="Heading_20_3" text:outline-level="3">Stamina</text:h>
        <text:p text:style-name="Exalted"><text:span text:style-name="T2">Resilience</text:span></text:p>
        <text:p text:style-name="Exalted">Stamina is how characters sustain physical activity over a period of time. Everything from running a marathon to holding still against forces. It is used to calculate <text:span text:style-name="T2">Endurance </text:span>value.</text:p>
        <text:h text:style-name="Heading_20_2" text:outline-level="2">Social</text:h>
        <text:h text:style-name="P6" text:outline-level="3">Charisma</text:h>
        <text:p text:style-name="Exalted"><text:span text:style-name="T2">Force</text:span></text:p>
        <text:p text:style-name="Exalted">Charisma is a measure of how a character can outwardly express themselves to others through <text:span text:style-name="T3">active </text:span>communication. It is used for actions such as <text:span text:style-name="T2">Influence Intimacy</text:span> and <text:span text:style-name="T2">Perform Task</text:span>.</text:p>
        <text:h text:style-name="Heading_20_3" text:outline-level="3">Insight</text:h>
        <text:p text:style-name="Exalted"><text:span text:style-name="T2">Finesse</text:span></text:p>
        <text:p text:style-name="Exalted">Insight is a measure of how a character can understand others by observing their actions, words, and expressions. A character with high Insight would be able to correctly guess and understand another's motivation to predict their next actions. It is used for actions such as <text:span text:style-name="T2">Read Intentions</text:span> and <text:span text:style-name="T2">Discover Intimacy.</text:span></text:p>
        <text:h text:style-name="Heading_20_3" text:outline-level="3">Composure</text:h>
        <text:p text:style-name="Exalted"><text:span text:style-name="T2">Resilience</text:span></text:p>
        <text:p text:style-name="Exalted">Composure is a measure of how a character communicates through <text:span text:style-name="T3">passive </text:span>communication. This controls how a person uses their body language, and how they can hide their true intentions through masks of reaction or non-reaction. It is used to calculate <text:span text:style-name="T2">Guile.</text:span></text:p>
        <text:h text:style-name="Heading_20_2" text:outline-level="2"><text:soft-page-break/>Mental</text:h>
        <text:h text:style-name="Heading_20_3" text:outline-level="3">Intelligence</text:h>
        <text:p text:style-name="Exalted"><text:span text:style-name="T2">Force</text:span></text:p>
        <text:p text:style-name="Exalted">Intelligence is a measure of how a character can think logically, organize thoughts, absorb information, and connect together disparate pieces of information.</text:p>
        <text:h text:style-name="Heading_20_3" text:outline-level="3">Cunning</text:h>
        <text:p text:style-name="Exalted"><text:span text:style-name="T2">Finesse</text:span></text:p>
        <text:p text:style-name="Exalted">Cunning is a measure of intuition, common sense, and fast-thinking. </text:p>
        <text:h text:style-name="Heading_20_3" text:outline-level="3">Will</text:h>
        <text:p text:style-name="Exalted"><text:span text:style-name="T2">Resilience</text:span></text:p>
        <text:p text:style-name="P4">Will is the mental fortitude of a character, their ability to endure hard times, and power through and complete their own ideas and thoughts. It is used to calculate <text:span text:style-name="T2">Resolve.</text:span></text:p>
      </text:section>
      <text:section text:style-name="Sect2" text:name="Section1">
        <text:p text:style-name="P7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1" svg:font-family="OpenSymbol" style:font-family-generic="system" style:font-pitch="variable"/>
    <style:font-face style:name="Spectral1" svg:font-family="Spectr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page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fo:language="en" fo:country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Exalted" style:family="paragraph" style:auto-update="true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9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1" fo:font-family="'Envision Roman'" style:font-family-generic="roman" style:font-pitch="variable" fo:font-size="16pt" fo:language="en" fo:country="none" style:letter-kerning="false" style:font-name-asian="Modern Antiqua1" style:font-family-asian="'Modern Antiqua'" style:font-family-generic-asian="system" style:font-pitch-asian="variable" style:font-size-asian="16pt" style:language-asian="zh" style:country-asian="CN" style:font-name-complex="Modern Antiqua1" style:font-family-complex="'Modern Antiqua'" style:font-family-generic-complex="system" style:font-pitch-complex="variable" style:font-size-complex="16pt" style:language-complex="hi" style:country-complex="IN" fo:hyphenate="false" fo:hyphenation-remain-char-count="2" fo:hyphenation-push-char-count="2" loext:hyphenation-no-caps="fals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05T22:59:32</dc:date>
    <meta:editing-cycles>4</meta:editing-cycles>
    <dc:title>Attributes</dc:title>
    <meta:editing-duration>P0D</meta:editing-duration>
    <meta:generator>LibreOffice/7.0.2.2$Windows_X86_64 LibreOffice_project/8349ace3c3162073abd90d81fd06dcfb6b36b994</meta:generator>
    <meta:document-statistic meta:table-count="0" meta:image-count="0" meta:object-count="0" meta:page-count="2" meta:paragraph-count="36" meta:word-count="412" meta:character-count="2552" meta:non-whitespace-character-count="2174"/>
  </office:meta>
</office:document-meta>
</file>